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2452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ssier n° : C22250344</text:p>
      <text:p text:style-name="Standard"/>
      <text:p text:style-name="Standard">Demandeur : GAEC DE KERDANO</text:p>
      <text:p text:style-name="Standard">Adresse : KERDANO<text:line-break/>22740 PLEUMEUR-GAUTIER</text:p>
      <text:p text:style-name="Standard">Cédant : LASBLEIZ Samuel</text:p>
      <text:p text:style-name="Standard"/>
      <text:p text:style-name="Standard">La demande est une demande standard.<text:line-break/></text:p>
      <text:p text:style-name="Standard"/>
      <text:p text:style-name="Standard"/>
      <text:p text:style-name="Standard">----------------------------------------</text:p>
      <text:p text:style-name="Standard">Commune : LEZARDRIEUX</text:p>
      <text:p text:style-name="Standard"/>
      <text:p text:style-name="Standard">----------------------------------------</text:p>
      <text:p text:style-name="Standard">Commune : PLEUMEUR-GAUTIER</text:p>
      <text:p text:style-name="Standard"/>
      <text:p text:style-name="Standard"/>
      <text:p text:style-name="Standard"/>
      <text:p text:style-name="P1">Dossier n° : C22250344</text:p>
      <text:p text:style-name="P1"/>
      <text:p text:style-name="P1">Demandeur : GAEC DE KERDANO</text:p>
      <text:p text:style-name="P1">Adresse : KERDANO<text:line-break/>22740 PLEUMEUR-GAUTIER</text:p>
      <text:p text:style-name="P1">Cédant : LASBLEIZ Samuel</text:p>
      <text:p text:style-name="P1"/>
      <text:p text:style-name="P1"/>
      <text:p text:style-name="P1">La demande **est** une demande standard.</text:p>
      <text:p text:style-name="P1"/>
      <text:p text:style-name="P1"/>
      <text:p text:style-name="P1"/>
      <text:p text:style-name="P1"/>
      <text:p text:style-name="P1"/>
      <text:p text:style-name="P1">----------------------------------------</text:p>
      <text:p text:style-name="P1">Type : parcelles</text:p>
      <text:p text:style-name="P1">Commune : LEZARDRIEUX</text:p>
      <text:p text:style-name="P1"/>
      <text:p text:style-name="P1"/>
      <text:p text:style-name="P1">Parcelles : A829 - B954 - C386 - A254 - A255 - A236 - A690 - A691 - B886 - B907 - B934 - B936 - C5 - C99 - C102 - C103 - B829 - B895 - B906 - C2844 - C107 - C108 - C2398 - C2399 - C2672</text:p>
      <text:p text:style-name="P1">Superficie : 13,8416 ha</text:p>
      <text:p text:style-name="P1"/>
      <text:p text:style-name="P1"/>
      <text:p text:style-name="P1">----------------------------------------</text:p>
      <text:p text:style-name="P1">Type : parcelles</text:p>
      <text:p text:style-name="P1">Commune : PLEUMEUR-GAUTIER</text:p>
      <text:p text:style-name="P1"/>
      <text:p text:style-name="P1"/>
      <text:p text:style-name="P1">Parcelles : C1192 - C1437 - B1470 - C463 - C464 - C468 - C872 - C1190 - C1194 - C1195 - C1435 - C1196 - C1198 - C1200</text:p>
      <text:p text:style-name="P1">Superficie : 4,5720 ha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1T18:29:17.323310700</meta:creation-date>
    <dc:date>2025-12-14T08:21:23.664984300</dc:date>
    <meta:editing-duration>PT2H2M54S</meta:editing-duration>
    <meta:editing-cycles>13</meta:editing-cycles>
    <meta:generator>LibreOffice/25.2.7.2$Windows_X86_64 LibreOffice_project/5cbfd1ab6520636bb5f7b99185aa69bd7456825d</meta:generator>
    <meta:document-statistic meta:table-count="0" meta:image-count="0" meta:object-count="0" meta:page-count="1" meta:paragraph-count="34" meta:word-count="168" meta:character-count="1154" meta:non-whitespace-character-count="1020"/>
  </office:meta>
</office:document-meta>
</file>